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ce a faire série 7 </text:p>
      <text:p text:style-name="Standard"/>
      <text:p text:style-name="Standard">Créer une class Form : </text:p>
      <text:p text:style-name="Standard">Lorsqu'on instancie on veut un name, ID, une méthode (Post ou Get), Action(URL destinatrice du formulaire).<text:line-break/><text:line-break/>Dans un premier temps , on l'instancie on définit les caractéristiques du formulaire, on veut une fonction SetText (label, name, ID, un booléen qui dise si c'est Required, value, placeholder)</text:p>
      <text:p text:style-name="Standard"/>
      <text:p text:style-name="Standard">ensuite </text:p>
      <text:p text:style-name="Standard">SetEmail (label, name, ID, un booléen qui dise si c'est Required, value, placeholder)</text:p>
      <text:p text:style-name="Standard"/>
      <text:p text:style-name="Standard">et</text:p>
      <text:p text:style-name="Standard"/>
      <text:p text:style-name="Standard">GetForm () ;</text:p>
      <text:p text:style-name="Standard"/>
      <text:p text:style-name="Standard">et </text:p>
      <text:p text:style-name="Standard"/>
      <text:p text:style-name="Standard">SetSubmit (Name, value)</text:p>
      <text:p text:style-name="Standard"/>
      <text:p text:style-name="Standard">Si bien fait alors ajouter bouton radio checkb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xel Bauduin</meta:initial-creator>
    <meta:creation-date>2018-02-09T18:41:52.08</meta:creation-date>
    <dc:date>2018-02-09T18:48:24.17</dc:date>
    <dc:creator>Axel Bauduin</dc:creator>
    <meta:editing-duration>PT6M31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10" meta:word-count="86" meta:character-count="529"/>
  </office:meta>
</office:document-meta>
</file>